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yPrivateStorage/Layout" manifest:media-type=""/>
  <manifest:file-entry manifest:full-path="MyPrivateStorage/" manifest:media-type="vnd.MyVendor.MyProject.StorageType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.997cm" style:rel-column-width="7697*"/>
    </style:style>
    <style:style style:name="Table1.B" style:family="table-column">
      <style:table-column-properties style:column-width="15.002cm" style:rel-column-width="5783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1.997cm" style:rel-column-width="7697*"/>
    </style:style>
    <style:style style:name="Table2.B" style:family="table-column">
      <style:table-column-properties style:column-width="15.002cm" style:rel-column-width="5783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1.997cm" style:rel-column-width="7697*"/>
    </style:style>
    <style:style style:name="Table3.B" style:family="table-column">
      <style:table-column-properties style:column-width="15.002cm" style:rel-column-width="5783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1.997cm" style:rel-column-width="7697*"/>
    </style:style>
    <style:style style:name="Table4.B" style:family="table-column">
      <style:table-column-properties style:column-width="4.401cm" style:rel-column-width="16966*"/>
    </style:style>
    <style:style style:name="Table4.C" style:family="table-column">
      <style:table-column-properties style:column-width="10.601cm" style:rel-column-width="40872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1.997cm" style:rel-column-width="7697*"/>
    </style:style>
    <style:style style:name="Table5.B" style:family="table-column">
      <style:table-column-properties style:column-width="4.401cm" style:rel-column-width="16966*"/>
    </style:style>
    <style:style style:name="Table5.C" style:family="table-column">
      <style:table-column-properties style:column-width="10.601cm" style:rel-column-width="40872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1.997cm" style:rel-column-width="7697*"/>
    </style:style>
    <style:style style:name="Table6.B" style:family="table-column">
      <style:table-column-properties style:column-width="4.401cm" style:rel-column-width="16966*"/>
    </style:style>
    <style:style style:name="Table6.C" style:family="table-column">
      <style:table-column-properties style:column-width="10.601cm" style:rel-column-width="40872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1.997cm" style:rel-column-width="7697*"/>
    </style:style>
    <style:style style:name="Table7.B" style:family="table-column">
      <style:table-column-properties style:column-width="4.401cm" style:rel-column-width="16966*"/>
    </style:style>
    <style:style style:name="Table7.C" style:family="table-column">
      <style:table-column-properties style:column-width="10.601cm" style:rel-column-width="40872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1.997cm" style:rel-column-width="7697*"/>
    </style:style>
    <style:style style:name="Table8.B" style:family="table-column">
      <style:table-column-properties style:column-width="4.401cm" style:rel-column-width="16966*"/>
    </style:style>
    <style:style style:name="Table8.C" style:family="table-column">
      <style:table-column-properties style:column-width="10.601cm" style:rel-column-width="40872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1.997cm" style:rel-column-width="7697*"/>
    </style:style>
    <style:style style:name="Table10.B" style:family="table-column">
      <style:table-column-properties style:column-width="4.401cm" style:rel-column-width="16966*"/>
    </style:style>
    <style:style style:name="Table10.C" style:family="table-column">
      <style:table-column-properties style:column-width="10.601cm" style:rel-column-width="40872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999cm" table:align="margins"/>
    </style:style>
    <style:style style:name="Table9.A" style:family="table-column">
      <style:table-column-properties style:column-width="1.997cm" style:rel-column-width="7697*"/>
    </style:style>
    <style:style style:name="Table9.B" style:family="table-column">
      <style:table-column-properties style:column-width="15.002cm" style:rel-column-width="57838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11" style:family="table">
      <style:table-properties style:width="16.999cm" table:align="margins"/>
    </style:style>
    <style:style style:name="Table11.A" style:family="table-column">
      <style:table-column-properties style:column-width="1.997cm" style:rel-column-width="7697*"/>
    </style:style>
    <style:style style:name="Table11.B" style:family="table-column">
      <style:table-column-properties style:column-width="4.401cm" style:rel-column-width="16966*"/>
    </style:style>
    <style:style style:name="Table11.C" style:family="table-column">
      <style:table-column-properties style:column-width="10.601cm" style:rel-column-width="40872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999cm" table:align="margins"/>
    </style:style>
    <style:style style:name="Table12.A" style:family="table-column">
      <style:table-column-properties style:column-width="1.997cm" style:rel-column-width="7697*"/>
    </style:style>
    <style:style style:name="Table12.B" style:family="table-column">
      <style:table-column-properties style:column-width="4.401cm" style:rel-column-width="16966*"/>
    </style:style>
    <style:style style:name="Table12.C" style:family="table-column">
      <style:table-column-properties style:column-width="10.601cm" style:rel-column-width="40872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999cm" table:align="margins"/>
    </style:style>
    <style:style style:name="Table13.A" style:family="table-column">
      <style:table-column-properties style:column-width="1.997cm" style:rel-column-width="7697*"/>
    </style:style>
    <style:style style:name="Table13.B" style:family="table-column">
      <style:table-column-properties style:column-width="4.401cm" style:rel-column-width="16966*"/>
    </style:style>
    <style:style style:name="Table13.C" style:family="table-column">
      <style:table-column-properties style:column-width="10.601cm" style:rel-column-width="40872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6.999cm" table:align="margins"/>
    </style:style>
    <style:style style:name="Table14.A" style:family="table-column">
      <style:table-column-properties style:column-width="1.997cm" style:rel-column-width="7697*"/>
    </style:style>
    <style:style style:name="Table14.B" style:family="table-column">
      <style:table-column-properties style:column-width="4.401cm" style:rel-column-width="16966*"/>
    </style:style>
    <style:style style:name="Table14.C" style:family="table-column">
      <style:table-column-properties style:column-width="10.601cm" style:rel-column-width="40872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officeooo:paragraph-rsid="00257c54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fo:font-weight="bold" officeooo:paragraph-rsid="0026ebb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30f032" officeooo:paragraph-rsid="0030f032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/>
    </style:style>
    <style:style style:name="P10" style:family="paragraph" style:parent-style-name="Standard">
      <style:paragraph-properties fo:text-align="start" style:justify-single-word="false"/>
      <style:text-properties style:font-name="Arial" officeooo:paragraph-rsid="0026ebbc"/>
    </style:style>
    <style:style style:name="P11" style:family="paragraph" style:parent-style-name="Standard">
      <style:paragraph-properties fo:text-align="center" style:justify-single-word="false"/>
      <style:text-properties style:font-name="Arial" officeooo:rsid="001900ab" officeooo:paragraph-rsid="001900ab"/>
    </style:style>
    <style:style style:name="P12" style:family="paragraph" style:parent-style-name="Standard">
      <style:paragraph-properties fo:text-align="start" style:justify-single-word="false"/>
      <style:text-properties style:font-name="Arial" officeooo:rsid="0026ebbc" officeooo:paragraph-rsid="0026ebbc"/>
    </style:style>
    <style:style style:name="P13" style:family="paragraph" style:parent-style-name="Standard">
      <style:paragraph-properties fo:text-align="start" style:justify-single-word="false"/>
      <style:text-properties style:font-name="Arial" officeooo:rsid="0026ebbc" officeooo:paragraph-rsid="0028c3c7"/>
    </style:style>
    <style:style style:name="P14" style:family="paragraph" style:parent-style-name="Standard">
      <style:paragraph-properties fo:text-align="start" style:justify-single-word="false"/>
      <style:text-properties style:font-name="Arial" officeooo:rsid="0029b9d7" officeooo:paragraph-rsid="0029b9d7"/>
    </style:style>
    <style:style style:name="P15" style:family="paragraph" style:parent-style-name="Standard">
      <style:paragraph-properties fo:text-align="start" style:justify-single-word="false"/>
      <style:text-properties style:font-name="Arial" fo:font-size="13pt" style:text-underline-style="solid" style:text-underline-width="auto" style:text-underline-color="font-color" officeooo:rsid="0026ebbc" officeooo:paragraph-rsid="0026ebbc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3pt" style:text-underline-style="none" fo:font-weight="bold" officeooo:rsid="0026ebbc" officeooo:paragraph-rsid="0026ebbc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3pt" fo:font-weight="bold" officeooo:rsid="0026ebbc" officeooo:paragraph-rsid="0026ebbc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language="fr" fo:country="CA" fo:font-style="italic" officeooo:paragraph-rsid="0026ebbc" style:font-style-asian="italic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Arial" fo:font-style="normal" officeooo:rsid="00257c54" officeooo:paragraph-rsid="002e4622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tyle="normal" officeooo:rsid="00257c54" officeooo:paragraph-rsid="002f125a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tyle="normal" officeooo:rsid="00257c54" officeooo:paragraph-rsid="002fbc05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tyle="normal" officeooo:rsid="00257c54" officeooo:paragraph-rsid="0030f032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tyle="normal" officeooo:rsid="002fbc05" officeooo:paragraph-rsid="002fbc05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tyle="normal" officeooo:rsid="0031c75b" officeooo:paragraph-rsid="0031c75b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tyle="normal" fo:font-weight="bold" officeooo:rsid="00257c54" officeooo:paragraph-rsid="00257c54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style="normal" fo:font-weight="bold" officeooo:rsid="00257c54" officeooo:paragraph-rsid="002f125a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tyle="normal" fo:font-weight="bold" officeooo:rsid="00257c54" officeooo:paragraph-rsid="002fbc05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" fo:font-style="normal" fo:font-weight="bold" officeooo:rsid="0030f032" officeooo:paragraph-rsid="0030f032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" fo:font-style="normal" fo:font-weight="bold" officeooo:rsid="0031c75b" officeooo:paragraph-rsid="0031c75b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" fo:font-style="normal" fo:font-weight="normal" officeooo:rsid="002da91c" officeooo:paragraph-rsid="002e4622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tyle="normal" fo:font-weight="normal" officeooo:rsid="00257c54" officeooo:paragraph-rsid="002fbc05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tyle="normal" fo:font-weight="normal" officeooo:rsid="00257c54" officeooo:paragraph-rsid="0030f032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tyle="normal" fo:font-weight="normal" officeooo:rsid="002fbc05" officeooo:paragraph-rsid="002fbc05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tyle="normal" fo:font-weight="normal" officeooo:rsid="0030f032" officeooo:paragraph-rsid="0030f032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 fo:break-before="page"/>
      <style:text-properties style:font-name="Arial" fo:font-size="14pt" fo:font-weight="bold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 fo:break-before="page"/>
      <style:text-properties style:font-name="Arial" fo:font-size="14pt" fo:font-weight="bold" officeooo:paragraph-rsid="0026ebbc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style:font-name="Arial" fo:font-style="italic" style:font-style-asian="italic" style:font-style-complex="italic"/>
    </style:style>
    <style:style style:name="P38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style:font-name="Arial" fo:font-style="italic" officeooo:paragraph-rsid="0026ebbc" style:font-style-asian="italic" style:font-style-complex="italic"/>
    </style:style>
    <style:style style:name="P39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style:font-name="Arial" fo:font-style="normal" officeooo:rsid="00257c54" officeooo:paragraph-rsid="0026ebbc" style:font-style-asian="normal" style:font-style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tyle="normal" officeooo:rsid="00257c54" style:font-style-asian="normal" style:font-style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tyle="normal" officeooo:rsid="00257c54" officeooo:paragraph-rsid="002da91c" style:font-style-asian="normal" style:font-style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tyle="normal" officeooo:rsid="00257c54" officeooo:paragraph-rsid="002e4622" style:font-style-asian="normal" style:font-style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tyle="normal" officeooo:rsid="00257c54" officeooo:paragraph-rsid="002fbc05" style:font-style-asian="normal" style:font-style-complex="normal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tyle="normal" fo:font-weight="bold" officeooo:rsid="00257c54" officeooo:paragraph-rsid="002fbc05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tyle="normal" fo:font-weight="bold" officeooo:rsid="002da91c" officeooo:paragraph-rsid="002da91c" style:font-style-asian="normal" style:font-weight-asian="bold" style:font-style-complex="normal" style:font-weight-complex="bold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tyle="normal" fo:font-weight="bold" officeooo:rsid="002da91c" officeooo:paragraph-rsid="002e4622" style:font-style-asian="normal" style:font-weight-asian="bold" style:font-style-complex="normal" style:font-weight-complex="bold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tyle="normal" fo:font-weight="bold" officeooo:rsid="002da91c" officeooo:paragraph-rsid="002fbc05" style:font-style-asian="normal" style:font-weight-asian="bold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Arial" officeooo:rsid="002e4622" officeooo:paragraph-rsid="002e4622"/>
    </style:style>
    <style:style style:name="P49" style:family="paragraph" style:parent-style-name="Table_20_Contents">
      <style:paragraph-properties fo:text-align="start" style:justify-single-word="false"/>
      <style:text-properties style:font-name="Arial" officeooo:rsid="002e4622" officeooo:paragraph-rsid="002fbc05"/>
    </style:style>
    <style:style style:name="P50" style:family="paragraph" style:parent-style-name="Table_20_Contents">
      <style:paragraph-properties fo:text-align="start" style:justify-single-word="false"/>
      <style:text-properties style:font-name="Arial" officeooo:rsid="002e4622" officeooo:paragraph-rsid="0030f032"/>
    </style:style>
    <style:style style:name="P51" style:family="paragraph" style:parent-style-name="Table_20_Contents">
      <style:paragraph-properties fo:text-align="start" style:justify-single-word="false"/>
      <style:text-properties style:font-name="Arial" officeooo:rsid="002f125a" officeooo:paragraph-rsid="002f125a"/>
    </style:style>
    <style:style style:name="P52" style:family="paragraph" style:parent-style-name="Table_20_Contents">
      <style:paragraph-properties fo:text-align="start" style:justify-single-word="false"/>
      <style:text-properties style:font-name="Arial" officeooo:rsid="002f125a" officeooo:paragraph-rsid="002fbc05"/>
    </style:style>
    <style:style style:name="P53" style:family="paragraph" style:parent-style-name="Table_20_Contents">
      <style:paragraph-properties fo:text-align="start" style:justify-single-word="false"/>
      <style:text-properties style:font-name="Arial" officeooo:rsid="002fbc05" officeooo:paragraph-rsid="002fbc05"/>
    </style:style>
    <style:style style:name="P54" style:family="paragraph" style:parent-style-name="Table_20_Contents">
      <style:paragraph-properties fo:text-align="start" style:justify-single-word="false"/>
      <style:text-properties style:font-name="Arial" officeooo:rsid="0030f032" officeooo:paragraph-rsid="0030f032"/>
    </style:style>
    <style:style style:name="P55" style:family="paragraph" style:parent-style-name="Standard" style:list-style-name="L1">
      <style:paragraph-properties fo:text-align="start" style:justify-single-word="false"/>
      <style:text-properties style:font-name="Arial" fo:font-style="normal" fo:font-weight="normal" officeooo:rsid="00257c54" officeooo:paragraph-rsid="0030f032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Arial" fo:font-style="normal" fo:font-weight="normal" officeooo:rsid="00257c54" officeooo:paragraph-rsid="002e4622" style:font-style-asian="normal" style:font-weight-asian="normal" style:font-style-complex="normal" style:font-weight-complex="normal"/>
    </style:style>
    <style:style style:name="P57" style:family="paragraph" style:parent-style-name="Standard" style:list-style-name="L1">
      <style:paragraph-properties fo:text-align="start" style:justify-single-word="false"/>
      <style:text-properties style:font-name="Arial" fo:font-style="normal" fo:font-weight="normal" officeooo:rsid="0030f032" officeooo:paragraph-rsid="0030f032" style:font-style-asian="normal" style:font-weight-asian="normal" style:font-style-complex="normal" style:font-weight-complex="normal"/>
    </style:style>
    <style:style style:name="P58" style:family="paragraph" style:parent-style-name="Standard" style:list-style-name="L2">
      <style:paragraph-properties fo:text-align="start" style:justify-single-word="false"/>
      <style:text-properties style:font-name="Arial" fo:font-style="normal" officeooo:rsid="0030f032" officeooo:paragraph-rsid="0030f032" style:font-style-asian="normal" style:font-style-complex="normal"/>
    </style:style>
    <style:style style:name="P59" style:family="paragraph" style:parent-style-name="Standard" style:list-style-name="L4">
      <style:paragraph-properties fo:text-align="start" style:justify-single-word="false"/>
      <style:text-properties style:font-name="Arial" fo:font-style="normal" officeooo:rsid="0030f032" officeooo:paragraph-rsid="0031c75b" style:font-style-asian="normal" style:font-style-complex="normal"/>
    </style:style>
    <style:style style:name="P60" style:family="paragraph" style:parent-style-name="Standard" style:list-style-name="L2">
      <style:paragraph-properties fo:text-align="start" style:justify-single-word="false"/>
      <style:text-properties style:font-name="Arial" fo:font-style="normal" officeooo:rsid="00257c54" officeooo:paragraph-rsid="0030f032" style:font-style-asian="normal" style:font-style-complex="normal"/>
    </style:style>
    <style:style style:name="P61" style:family="paragraph" style:parent-style-name="Standard" style:list-style-name="L4">
      <style:paragraph-properties fo:text-align="start" style:justify-single-word="false"/>
      <style:text-properties style:font-name="Arial" fo:font-style="normal" officeooo:rsid="00257c54" officeooo:paragraph-rsid="0031c75b" style:font-style-asian="normal" style:font-style-complex="normal"/>
    </style:style>
    <style:style style:name="P62" style:family="paragraph" style:parent-style-name="Standard" style:list-style-name="L3">
      <style:paragraph-properties fo:text-align="start" style:justify-single-word="false"/>
      <style:text-properties style:font-name="Arial" fo:font-style="normal" officeooo:rsid="0031c75b" officeooo:paragraph-rsid="0031c75b" style:font-style-asian="normal" style:font-style-complex="normal"/>
    </style:style>
    <style:style style:name="P63" style:family="paragraph" style:parent-style-name="Standard">
      <style:paragraph-properties fo:text-align="start" style:justify-single-word="false"/>
      <style:text-properties style:font-name="Arial" fo:font-style="normal" fo:font-weight="bold" officeooo:rsid="00257c54" officeooo:paragraph-rsid="002fbc05" style:font-style-asian="normal" style:font-weight-asian="bold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Arial" fo:font-style="normal" fo:font-weight="bold" officeooo:rsid="00257c54" officeooo:paragraph-rsid="0030f032" style:font-style-asian="normal" style:font-weight-asian="bold" style:font-style-complex="normal" style:font-weight-complex="bold"/>
    </style:style>
    <style:style style:name="P65" style:family="paragraph" style:parent-style-name="Standard" style:list-style-name="L5">
      <style:paragraph-properties fo:text-align="start" style:justify-single-word="false"/>
      <style:text-properties style:font-name="Arial" officeooo:rsid="0026ebbc" officeooo:paragraph-rsid="0026ebbc"/>
    </style:style>
    <style:style style:name="P66" style:family="paragraph" style:parent-style-name="Standard" style:list-style-name="L6">
      <style:paragraph-properties fo:text-align="start" style:justify-single-word="false"/>
      <style:text-properties style:font-name="Arial" officeooo:rsid="0026ebbc" officeooo:paragraph-rsid="0028c3c7"/>
    </style:style>
    <style:style style:name="P67" style:family="paragraph" style:parent-style-name="Standard" style:list-style-name="L6">
      <style:paragraph-properties fo:text-align="start" style:justify-single-word="false"/>
      <style:text-properties style:font-name="Arial" officeooo:rsid="0026ebbc" officeooo:paragraph-rsid="0026ebbc"/>
    </style:style>
    <style:style style:name="P68" style:family="paragraph" style:parent-style-name="Standard" style:list-style-name="L6">
      <style:paragraph-properties fo:text-align="start" style:justify-single-word="false"/>
      <style:text-properties style:font-name="Arial" officeooo:rsid="0026ebbc" officeooo:paragraph-rsid="0029b9d7"/>
    </style:style>
    <style:style style:name="P69" style:family="paragraph" style:parent-style-name="Standard" style:list-style-name="L5">
      <style:paragraph-properties fo:text-align="start" style:justify-single-word="false"/>
      <style:text-properties style:font-name="Arial" officeooo:rsid="002853b1" officeooo:paragraph-rsid="002853b1"/>
    </style:style>
    <style:style style:name="P70" style:family="paragraph" style:parent-style-name="Standard" style:list-style-name="L5">
      <style:paragraph-properties fo:text-align="start" style:justify-single-word="false"/>
      <style:text-properties style:font-name="Arial" officeooo:rsid="002853b1" officeooo:paragraph-rsid="0028c3c7"/>
    </style:style>
    <style:style style:name="P71" style:family="paragraph" style:parent-style-name="Standard" style:list-style-name="L5">
      <style:paragraph-properties fo:text-align="start" style:justify-single-word="false"/>
      <style:text-properties style:font-name="Arial" officeooo:rsid="0028c3c7" officeooo:paragraph-rsid="0028c3c7"/>
    </style:style>
    <style:style style:name="P72" style:family="paragraph" style:parent-style-name="Standard" style:list-style-name="L6">
      <style:paragraph-properties fo:text-align="start" style:justify-single-word="false"/>
      <style:text-properties style:font-name="Arial" officeooo:rsid="0029b9d7" officeooo:paragraph-rsid="0029b9d7"/>
    </style:style>
    <style:style style:name="P73" style:family="paragraph" style:parent-style-name="Standard" style:list-style-name="L5">
      <style:paragraph-properties fo:text-align="start" style:justify-single-word="false"/>
      <style:text-properties fo:color="#666666" style:font-name="Arial" officeooo:rsid="002853b1" officeooo:paragraph-rsid="002853b1"/>
    </style:style>
    <style:style style:name="P74" style:family="paragraph" style:parent-style-name="Standard" style:list-style-name="L6">
      <style:paragraph-properties fo:text-align="start" style:justify-single-word="false"/>
      <style:text-properties fo:color="#666666" style:font-name="Arial" officeooo:rsid="0029b9d7" officeooo:paragraph-rsid="0029b9d7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4pt" fo:font-style="normal" style:text-underline-style="solid" style:text-underline-width="auto" style:text-underline-color="font-color" fo:font-weight="bold" officeooo:rsid="0030f032" officeooo:paragraph-rsid="0030f032" style:font-size-asian="14pt" style:font-style-asian="normal" style:font-weight-asian="bold" style:font-size-complex="14pt" style:font-style-complex="normal" style:font-weight-complex="bold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Arial" fo:font-size="14pt" fo:font-style="normal" style:text-underline-style="solid" style:text-underline-width="auto" style:text-underline-color="font-color" fo:font-weight="bold" officeooo:rsid="0030f032" officeooo:paragraph-rsid="0030f032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language="fr" fo:country="CA"/>
    </style:style>
    <style:style style:name="T2" style:family="text">
      <style:text-properties officeooo:rsid="0017a7b9"/>
    </style:style>
    <style:style style:name="T3" style:family="text">
      <style:text-properties officeooo:rsid="001900ab"/>
    </style:style>
    <style:style style:name="T4" style:family="text">
      <style:text-properties style:font-name="Arial" fo:font-style="normal" officeooo:rsid="00257c54" style:font-style-asian="normal" style:font-style-complex="normal"/>
    </style:style>
    <style:style style:name="T5" style:family="text">
      <style:text-properties officeooo:rsid="002853b1"/>
    </style:style>
    <style:style style:name="T6" style:family="text">
      <style:text-properties officeooo:rsid="0028c3c7"/>
    </style:style>
    <style:style style:name="T7" style:family="text">
      <style:text-properties fo:color="#666666"/>
    </style:style>
    <style:style style:name="T8" style:family="text">
      <style:text-properties fo:color="#666666" officeooo:rsid="0029b9d7"/>
    </style:style>
    <style:style style:name="T9" style:family="text">
      <style:text-properties officeooo:rsid="0029b9d7"/>
    </style:style>
    <style:style style:name="T10" style:family="text">
      <style:text-properties fo:color="#808080"/>
    </style:style>
    <style:style style:name="T11" style:family="text">
      <style:text-properties fo:color="#808080" officeooo:rsid="002853b1"/>
    </style:style>
    <style:style style:name="T12" style:family="text">
      <style:text-properties officeooo:rsid="00257c54"/>
    </style:style>
    <style:style style:name="T13" style:family="text">
      <style:text-properties officeooo:rsid="002e4622"/>
    </style:style>
    <style:style style:name="T14" style:family="text">
      <style:text-properties officeooo:rsid="002f125a"/>
    </style:style>
    <style:style style:name="T15" style:family="text">
      <style:text-properties officeooo:rsid="002fbc05"/>
    </style:style>
    <style:style style:name="T16" style:family="text">
      <style:text-properties officeooo:rsid="0030f032"/>
    </style:style>
    <style:style style:name="T17" style:family="text">
      <style:text-properties officeooo:rsid="0031c75b"/>
    </style:style>
    <style:style style:name="T18" style:family="text">
      <style:text-properties officeooo:rsid="0033610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Polytechnique Montréal</text:p>
      <text:p text:style-name="Standard"/>
      <text:p text:style-name="Standard"/>
      <text:p text:style-name="P4">Département de génie informatique et génie logiciel</text:p>
      <text:p text:style-name="P4"/>
      <text:p text:style-name="P4"/>
      <text:p text:style-name="P4"/>
      <text:p text:style-name="P4"/>
      <text:p text:style-name="P4">Cours INF1995:</text:p>
      <text:p text:style-name="P4">Projet initial en génie informatique et travail en équipe</text:p>
      <text:p text:style-name="P4"/>
      <text:p text:style-name="P4"/>
      <text:p text:style-name="P4"/>
      <text:p text:style-name="P4"/>
      <text:p text:style-name="P4">Travail pratique 8</text:p>
      <text:p text:style-name="P4"/>
      <text:p text:style-name="P5">Makefile et production d<text:span text:style-name="T2">e</text:span> librairie statique</text:p>
      <text:p text:style-name="P4"/>
      <text:p text:style-name="P2"/>
      <text:p text:style-name="P2"/>
      <text:p text:style-name="P3"/>
      <text:p text:style-name="P2">Par l'équipe</text:p>
      <text:p text:style-name="P2"/>
      <text:p text:style-name="P2">No 1<text:span text:style-name="T3">024</text:span></text:p>
      <text:p text:style-name="P3"/>
      <text:p text:style-name="P2"/>
      <text:p text:style-name="P2"/>
      <text:p text:style-name="P2"/>
      <text:p text:style-name="P2">Noms:</text:p>
      <text:p text:style-name="P2"/>
      <text:p text:style-name="P11">Sébastien Chagnon</text:p>
      <text:p text:style-name="P11">Éric Li</text:p>
      <text:p text:style-name="P11">Charles Girard</text:p>
      <text:p text:style-name="P11">Félix Brunet</text:p>
      <text:p text:style-name="P2"/>
      <text:p text:style-name="P3"/>
      <text:p text:style-name="P2"/>
      <text:p text:style-name="P2"/>
      <text:p text:style-name="P2"/>
      <text:p text:style-name="P2"/>
      <text:p text:style-name="P2">Date: </text:p>
      <text:p text:style-name="P2"><text:span text:style-name="T3">1er</text:span> <text:span text:style-name="T3">novembre</text:span> <text:span text:style-name="T3">2016</text:span></text:p>
      <text:p text:style-name="P2"/>
      <text:p text:style-name="P2"/>
      <text:p text:style-name="P6"/>
      <text:p text:style-name="P35">Partie 1 : Description de la librairie</text:p>
      <text:p text:style-name="P9"/>
      <text:p text:style-name="P37">Décrire la librairie construite et formée (<text:span text:style-name="T1">définitions, </text:span>fonctions ou classes, utilité, etc...) pour que cette partie du travail soient bien documentées pour la suite du projet pour le bénéfice de tous les membres de l'équipe.</text:p>
      <text:p text:style-name="P40"/>
      <text:p text:style-name="P8">Enums</text:p>
      <text:p text:style-name="P22"/>
      <text:p text:style-name="P28">Roue</text:p>
      <text:p text:style-name="P34">Défini les deux roues du robot. Les valeurs qui leurs sont attribués sont pour aider lorsque la direction de rotation des roue est fixée. </text:p>
      <text:list xml:id="list1185117038185525111" text:style-name="L1">
        <text:list-item>
          <text:p text:style-name="P55">Roue_Gauche</text:p>
          <text:list>
            <text:list-item>
              <text:p text:style-name="P55"><text:span text:style-name="T16">Valeur de </text:span>4</text:p>
            </text:list-item>
          </text:list>
        </text:list-item>
        <text:list-item>
          <text:p text:style-name="P55">Roue_Droite</text:p>
          <text:list>
            <text:list-item>
              <text:p text:style-name="P57">Valeur de 5</text:p>
            </text:list-item>
          </text:list>
        </text:list-item>
      </text:list>
      <text:p text:style-name="P22"/>
      <text:p text:style-name="P28">Prescaler</text:p>
      <text:p text:style-name="P22"><text:span text:style-name="T16">Défini les d</text:span>ifferentes valeurs possible du prescaler. <text:span text:style-name="T16">Les valeurs qui leurs sont attribués sont pour aider lorsque le prescaler est fixé.</text:span></text:p>
      <text:list xml:id="list7126960695477803392" text:style-name="L2">
        <text:list-item>
          <text:p text:style-name="P60">Prescaler_1</text:p>
          <text:list>
            <text:list-item>
              <text:p text:style-name="P58">Valeur de 1</text:p>
            </text:list-item>
          </text:list>
        </text:list-item>
        <text:list-item>
          <text:p text:style-name="P60">Prescaler_8</text:p>
          <text:list>
            <text:list-item>
              <text:p text:style-name="P58">Valeur de 2</text:p>
            </text:list-item>
          </text:list>
        </text:list-item>
        <text:list-item>
          <text:p text:style-name="P60">Prescaler_64</text:p>
          <text:list>
            <text:list-item>
              <text:p text:style-name="P58">Valeur de 3</text:p>
            </text:list-item>
          </text:list>
        </text:list-item>
        <text:list-item>
          <text:p text:style-name="P60">Prescaler_256 </text:p>
          <text:list>
            <text:list-item>
              <text:p text:style-name="P58">Valeur de 4</text:p>
            </text:list-item>
          </text:list>
        </text:list-item>
        <text:list-item>
          <text:p text:style-name="P60">Prescaler_1024</text:p>
          <text:list>
            <text:list-item>
              <text:p text:style-name="P60"><text:span text:style-name="T16">Valeur de </text:span>5</text:p>
            </text:list-item>
          </text:list>
        </text:list-item>
      </text:list>
      <text:p text:style-name="P28">Direction</text:p>
      <text:p text:style-name="P22"><text:span text:style-name="T17">Défini les 2 différents sen</text:span>s de rotation possible de la roue</text:p>
      <text:list xml:id="list1148891406449945820" text:style-name="L3">
        <text:list-item>
          <text:p text:style-name="P62">Direction_Avancer</text:p>
        </text:list-item>
        <text:list-item>
          <text:p text:style-name="P62">Direction_Reculer</text:p>
        </text:list-item>
      </text:list>
      <text:p text:style-name="P24"/>
      <text:p text:style-name="P29">CouleurDell</text:p>
      <text:p text:style-name="P24">Défini les d<text:span text:style-name="T12">ifferentes couleurs possibles de la dell. </text:span>Les valeurs qui leurs sont attribués sont pour aider lorsque la couleur est fixée.</text:p>
      <text:list xml:id="list643691097725996533" text:style-name="L4">
        <text:list-item>
          <text:p text:style-name="P61">CouleurDell_Eteint</text:p>
          <text:list>
            <text:list-item>
              <text:p text:style-name="P59"><text:span text:style-name="T4">Valeur de </text:span><text:span text:style-name="T17">0</text:span></text:p>
            </text:list-item>
          </text:list>
        </text:list-item>
        <text:list-item>
          <text:p text:style-name="P61">CouleurDell_Vert</text:p>
          <text:list>
            <text:list-item>
              <text:p text:style-name="P61">Valeur de 1</text:p>
            </text:list-item>
          </text:list>
        </text:list-item>
        <text:list-item>
          <text:p text:style-name="P61">CouleurDell_Rouge</text:p>
          <text:list>
            <text:list-item>
              <text:p text:style-name="P61">Valeur de 2</text:p>
            </text:list-item>
          </text:list>
        </text:list-item>
      </text:list>
      <text:p text:style-name="P75"/>
      <text:p text:style-name="P75"/>
      <text:p text:style-name="P75"/>
      <text:p text:style-name="P76">Fonctions</text:p>
      <text:p text:style-name="P40"/>
      <text:p text:style-name="P45">void debounce()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8">brief</text:p>
          </table:table-cell>
          <table:table-cell table:style-name="Table1.B1" office:value-type="string">
            <text:p text:style-name="P30"><text:span text:style-name="T12">Effectue un delais de 10 ms </text:span>qui est utile pour<text:span text:style-name="T12"> l'anti-rebond</text:span></text:p>
          </table:table-cell>
        </table:table-row>
      </table:table>
      <text:p text:style-name="P41"/>
      <text:p text:style-name="P45">bool isButtonPressed()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8">brief</text:p>
          </table:table-cell>
          <table:table-cell table:style-name="Table2.B1" office:value-type="string">
            <text:p text:style-name="P30"><text:span text:style-name="T12">Verifie si le bouton est pese </text:span>avec système d'anti-rebond</text:p>
          </table:table-cell>
        </table:table-row>
        <table:table-row>
          <table:table-cell table:style-name="Table2.A2" office:value-type="string">
            <text:p text:style-name="P48">return</text:p>
          </table:table-cell>
          <table:table-cell table:style-name="Table2.B2" office:value-type="string">
            <text:p text:style-name="P56">true si le boutton est pese, false sinon</text:p>
          </table:table-cell>
        </table:table-row>
      </table:table>
      <text:p text:style-name="P41"/>
      <text:p text:style-name="P45">bool isButtonReleased()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8">brief</text:p>
          </table:table-cell>
          <table:table-cell table:style-name="Table3.B1" office:value-type="string">
            <text:p text:style-name="P30"><text:span text:style-name="T12">V</text:span>é<text:span text:style-name="T12">rifie si le bouton n'est </text:span>pas<text:span text:style-name="T12"> pese</text:span></text:p>
          </table:table-cell>
        </table:table-row>
        <table:table-row>
          <table:table-cell table:style-name="Table3.A2" office:value-type="string">
            <text:p text:style-name="P48">return</text:p>
          </table:table-cell>
          <table:table-cell table:style-name="Table3.B2" office:value-type="string">
            <text:p text:style-name="P56">true si le boutton n'est pas pese, false sinon</text:p>
          </table:table-cell>
        </table:table-row>
      </table:table>
      <text:p text:style-name="P41"/>
      <text:p text:style-name="P45">void setLight(CouleurDell couleur)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8">brief</text:p>
          </table:table-cell>
          <table:table-cell table:style-name="Table4.B1" table:number-columns-spanned="2" office:value-type="string">
            <text:p text:style-name="P56">Change la couleur de la dell à la couleur desiree <text:span text:style-name="T18">lorsque la dell est branchée aux ports PC0 et PC1</text:span></text:p>
          </table:table-cell>
          <table:covered-table-cell/>
        </table:table-row>
        <table:table-row>
          <table:table-cell table:style-name="Table4.A2" office:value-type="string">
            <text:p text:style-name="P48">params</text:p>
          </table:table-cell>
          <table:table-cell table:style-name="Table4.A2" office:value-type="string">
            <text:p text:style-name="P48">couleur</text:p>
          </table:table-cell>
          <table:table-cell table:style-name="Table4.C2" office:value-type="string">
            <text:p text:style-name="P56">Couleur desiree de la dell</text:p>
          </table:table-cell>
        </table:table-row>
      </table:table>
      <text:p text:style-name="P41"/>
      <text:p text:style-name="P46">void <text:span text:style-name="T13">initialiasation</text:span>(<text:span text:style-name="T13">uint8_t portA, uint8_t portB, uint8_t portC, uint8_t portD</text:span>)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8">brief</text:p>
          </table:table-cell>
          <table:table-cell table:style-name="Table5.B1" table:number-columns-spanned="2" office:value-type="string">
            <text:p text:style-name="P56">Initialise les entrees et sorties des differents ports de la carte mère et active les interruptions</text:p>
          </table:table-cell>
          <table:covered-table-cell/>
        </table:table-row>
        <table:table-row>
          <table:table-cell table:style-name="Table5.A2" table:number-rows-spanned="4" office:value-type="string">
            <text:p text:style-name="P48">params</text:p>
          </table:table-cell>
          <table:table-cell table:style-name="Table5.A2" office:value-type="string">
            <text:p text:style-name="P30"><text:span text:style-name="T13">portA</text:span> </text:p>
          </table:table-cell>
          <table:table-cell table:style-name="Table5.C2" office:value-type="string">
            <text:p text:style-name="P19">Valeurs d'entree ou de sortie du port A</text:p>
          </table:table-cell>
        </table:table-row>
        <table:table-row>
          <table:covered-table-cell/>
          <table:table-cell table:style-name="Table5.A2" office:value-type="string">
            <text:p text:style-name="P48">portB</text:p>
          </table:table-cell>
          <table:table-cell table:style-name="Table5.C2" office:value-type="string">
            <text:p text:style-name="P19">Valeurs d'entree ou de sortie du port <text:span text:style-name="T13">B</text:span></text:p>
          </table:table-cell>
        </table:table-row>
        <table:table-row>
          <table:covered-table-cell/>
          <table:table-cell table:style-name="Table5.A2" office:value-type="string">
            <text:p text:style-name="P48">portC</text:p>
          </table:table-cell>
          <table:table-cell table:style-name="Table5.C2" office:value-type="string">
            <text:p text:style-name="P19">Valeurs d'entree ou de sortie du port <text:span text:style-name="T13">C</text:span></text:p>
          </table:table-cell>
        </table:table-row>
        <table:table-row>
          <table:covered-table-cell/>
          <table:table-cell table:style-name="Table5.A2" office:value-type="string">
            <text:p text:style-name="P48">portD</text:p>
          </table:table-cell>
          <table:table-cell table:style-name="Table5.C2" office:value-type="string">
            <text:p text:style-name="P19">Valeurs d'entree ou de sortie du port <text:span text:style-name="T13">D</text:span></text:p>
          </table:table-cell>
        </table:table-row>
      </table:table>
      <text:p text:style-name="P42"/>
      <text:p text:style-name="P25">void ajusterPWM(uint8_t ratio, Direction direction)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51">brief</text:p>
          </table:table-cell>
          <table:table-cell table:style-name="Table6.B1" table:number-columns-spanned="2" office:value-type="string">
            <text:p text:style-name="P20">Ajuste le PWM au ratio d<text:span text:style-name="T14">é</text:span>sire<text:span text:style-name="T14"> par le compteur 2 donc output PWM pour la roue gauche au PD6 et roue droite au PD7. Output de la direction pour la roue gauche au PD5 et roue droite au PD6.</text:span></text:p>
          </table:table-cell>
          <table:covered-table-cell/>
        </table:table-row>
        <table:table-row>
          <table:table-cell table:style-name="Table6.A2" table:number-rows-spanned="2" office:value-type="string">
            <text:p text:style-name="P51">params</text:p>
          </table:table-cell>
          <table:table-cell table:style-name="Table6.A2" office:value-type="string">
            <text:p text:style-name="P51">ratio</text:p>
          </table:table-cell>
          <table:table-cell table:style-name="Table6.C2" office:value-type="string">
            <text:p text:style-name="P20">Valeur du ratio d<text:span text:style-name="T14">és</text:span>ir<text:span text:style-name="T14">é</text:span></text:p>
          </table:table-cell>
        </table:table-row>
        <table:table-row>
          <table:covered-table-cell/>
          <table:table-cell table:style-name="Table6.A2" office:value-type="string">
            <text:p text:style-name="P51">direction</text:p>
          </table:table-cell>
          <table:table-cell table:style-name="Table6.C2" office:value-type="string">
            <text:p text:style-name="P20">Sens de la rotation des roues d<text:span text:style-name="T14">és</text:span>ir<text:span text:style-name="T14">é</text:span></text:p>
          </table:table-cell>
        </table:table-row>
      </table:table>
      <text:p text:style-name="P26"/>
      <text:p text:style-name="P26">void ajusterPWM(uint8_t ratio<text:span text:style-name="T14">RoueGauche, </text:span>uint8_t ratio<text:span text:style-name="T14">RoueDroite</text:span>, Direction direction)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51">brief</text:p>
          </table:table-cell>
          <table:table-cell table:style-name="Table7.B1" table:number-columns-spanned="2" office:value-type="string">
            <text:p text:style-name="P20">Ajuste le PWM au ratio d<text:span text:style-name="T14">é</text:span>sire<text:span text:style-name="T14"> par le compteur 2 donc output PWM pour la roue gauche au PD6 et roue droite au PD7. Output de la direction pour la roue gauche au PD5 et roue droite au PD6.</text:span></text:p>
          </table:table-cell>
          <table:covered-table-cell/>
        </table:table-row>
        <table:table-row>
          <table:table-cell table:style-name="Table7.A2" table:number-rows-spanned="3" office:value-type="string">
            <text:p text:style-name="P51">params</text:p>
          </table:table-cell>
          <table:table-cell table:style-name="Table7.A2" office:value-type="string">
            <text:p text:style-name="P51">ratioRoueGauche</text:p>
          </table:table-cell>
          <table:table-cell table:style-name="Table7.C2" office:value-type="string">
            <text:p text:style-name="P20">Valeur du ratio d<text:span text:style-name="T14">és</text:span>ir<text:span text:style-name="T14">é pour la roue gauche</text:span></text:p>
          </table:table-cell>
        </table:table-row>
        <table:table-row>
          <table:covered-table-cell/>
          <table:table-cell table:style-name="Table7.A2" office:value-type="string">
            <text:p text:style-name="P51">ratioRoueDroite</text:p>
          </table:table-cell>
          <table:table-cell table:style-name="Table7.C2" office:value-type="string">
            <text:p text:style-name="P20">Valeur du ratio d<text:span text:style-name="T14">és</text:span>ir<text:span text:style-name="T14">é pour la roue droite</text:span></text:p>
          </table:table-cell>
        </table:table-row>
        <table:table-row>
          <table:covered-table-cell/>
          <table:table-cell table:style-name="Table7.A2" office:value-type="string">
            <text:p text:style-name="P51">direction</text:p>
          </table:table-cell>
          <table:table-cell table:style-name="Table7.C2" office:value-type="string">
            <text:p text:style-name="P20">Sens de la rotation des roues d<text:span text:style-name="T14">és</text:span>ir<text:span text:style-name="T14">é</text:span></text:p>
          </table:table-cell>
        </table:table-row>
      </table:table>
      <text:p text:style-name="P26"/>
      <text:p text:style-name="P26"><text:soft-page-break/>void ajusterPWM(uint8_t ratio<text:span text:style-name="T14">RoueGauche, </text:span>uint8_t ratio<text:span text:style-name="T14">RoueDroite</text:span>, Direction direction<text:span text:style-name="T14">RoueGauche</text:span>, Direction direction<text:span text:style-name="T14">RoueGauche</text:span>)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51">brief</text:p>
          </table:table-cell>
          <table:table-cell table:style-name="Table8.B1" table:number-columns-spanned="2" office:value-type="string">
            <text:p text:style-name="P20">Ajuste le PWM au ratio d<text:span text:style-name="T14">é</text:span>sire<text:span text:style-name="T14"> par le compteur 2 donc output PWM pour la roue gauche au PD6 et roue droite au PD7. Output de la direction pour la roue gauche au PD5 et roue droite au PD6.</text:span></text:p>
          </table:table-cell>
          <table:covered-table-cell/>
        </table:table-row>
        <table:table-row>
          <table:table-cell table:style-name="Table8.A2" table:number-rows-spanned="4" office:value-type="string">
            <text:p text:style-name="P51">params</text:p>
          </table:table-cell>
          <table:table-cell table:style-name="Table8.A2" office:value-type="string">
            <text:p text:style-name="P51">ratioRoueGauche</text:p>
          </table:table-cell>
          <table:table-cell table:style-name="Table8.C2" office:value-type="string">
            <text:p text:style-name="P20">Valeur du ratio d<text:span text:style-name="T14">és</text:span>ir<text:span text:style-name="T14">é pour la roue gauche</text:span></text:p>
          </table:table-cell>
        </table:table-row>
        <table:table-row>
          <table:covered-table-cell/>
          <table:table-cell table:style-name="Table8.A2" office:value-type="string">
            <text:p text:style-name="P51">ratioRoueDroite</text:p>
          </table:table-cell>
          <table:table-cell table:style-name="Table8.C2" office:value-type="string">
            <text:p text:style-name="P20">Valeur du ratio d<text:span text:style-name="T14">és</text:span>ir<text:span text:style-name="T14">é pour la roue droite</text:span></text:p>
          </table:table-cell>
        </table:table-row>
        <table:table-row>
          <table:covered-table-cell/>
          <table:table-cell table:style-name="Table8.A2" office:value-type="string">
            <text:p text:style-name="P51">directionRoueGauche</text:p>
          </table:table-cell>
          <table:table-cell table:style-name="Table8.C2" office:value-type="string">
            <text:p text:style-name="P20">Sens de la rotation <text:span text:style-name="T14">de la roue gauche</text:span> d<text:span text:style-name="T14">és</text:span>ir<text:span text:style-name="T14">é</text:span></text:p>
          </table:table-cell>
        </table:table-row>
        <table:table-row>
          <table:covered-table-cell/>
          <table:table-cell table:style-name="Table8.A2" office:value-type="string">
            <text:p text:style-name="P51">directionRoueDroite</text:p>
          </table:table-cell>
          <table:table-cell table:style-name="Table8.C2" office:value-type="string">
            <text:p text:style-name="P20">Sens de la rotation <text:span text:style-name="T14">de la roue droite</text:span> d<text:span text:style-name="T14">és</text:span>ir<text:span text:style-name="T14">é</text:span></text:p>
          </table:table-cell>
        </table:table-row>
      </table:table>
      <text:p text:style-name="P43"/>
      <text:p text:style-name="P27">void ajuster<text:span text:style-name="T15">Direction</text:span>(<text:span text:style-name="T15">Roue roue</text:span>, Direction direction)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52">brief</text:p>
          </table:table-cell>
          <table:table-cell table:style-name="Table10.B1" table:number-columns-spanned="2" office:value-type="string">
            <text:p text:style-name="P21">Ajuste le sens de rotation de la roue<text:span text:style-name="T14">. Output de la direction pour la roue gauche au PD5 et roue droite au PD6.</text:span></text:p>
          </table:table-cell>
          <table:covered-table-cell/>
        </table:table-row>
        <table:table-row>
          <table:table-cell table:style-name="Table10.A2" table:number-rows-spanned="2" office:value-type="string">
            <text:p text:style-name="P52">params</text:p>
          </table:table-cell>
          <table:table-cell table:style-name="Table10.A2" office:value-type="string">
            <text:p text:style-name="P21">roue</text:p>
          </table:table-cell>
          <table:table-cell table:style-name="Table10.C2" office:value-type="string">
            <text:p text:style-name="P23">Roue à laquelle appliquer le sens de rotation</text:p>
          </table:table-cell>
        </table:table-row>
        <table:table-row>
          <table:covered-table-cell/>
          <table:table-cell table:style-name="Table10.A2" office:value-type="string">
            <text:p text:style-name="P52">direction</text:p>
          </table:table-cell>
          <table:table-cell table:style-name="Table10.C2" office:value-type="string">
            <text:p text:style-name="P21">Sens de la rotation de <text:span text:style-name="T15">la</text:span> roue d<text:span text:style-name="T14">és</text:span>ir<text:span text:style-name="T14">é</text:span></text:p>
          </table:table-cell>
        </table:table-row>
      </table:table>
      <text:p text:style-name="P43"/>
      <text:p text:style-name="P47">void <text:span text:style-name="T15">clairInterruptions</text:span>()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9">brief</text:p>
          </table:table-cell>
          <table:table-cell table:style-name="Table9.B1" office:value-type="string">
            <text:p text:style-name="P31">Retire les interruptions en queue d'execution</text:p>
          </table:table-cell>
        </table:table-row>
      </table:table>
      <text:p text:style-name="P44"/>
      <text:p text:style-name="P27">void initialiserMinuterie(uint16_t ms)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49">brief</text:p>
          </table:table-cell>
          <table:table-cell table:style-name="Table11.B1" table:number-columns-spanned="2" office:value-type="string">
            <text:p text:style-name="P33">Initialise le compteur 1 du microcontrôleur affin qu'il produise une interruption (TIMER1_COMPA_vect) à chaque nombre demandé de ms (entre 1 et 8388)</text:p>
          </table:table-cell>
          <table:covered-table-cell/>
        </table:table-row>
        <table:table-row>
          <table:table-cell table:style-name="Table11.A2" office:value-type="string">
            <text:p text:style-name="P49">params</text:p>
          </table:table-cell>
          <table:table-cell table:style-name="Table11.A2" office:value-type="string">
            <text:p text:style-name="P53">ms</text:p>
          </table:table-cell>
          <table:table-cell table:style-name="Table11.C2" office:value-type="string">
            <text:p text:style-name="P33">Nombre de milli-secondes de la minuterie</text:p>
          </table:table-cell>
        </table:table-row>
      </table:table>
      <text:p text:style-name="P21"/>
      <text:p text:style-name="P25">void initialiserCompteur(uint16_t duree)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50">brief</text:p>
          </table:table-cell>
          <table:table-cell table:style-name="Table12.B1" table:number-columns-spanned="2" office:value-type="string">
            <text:p text:style-name="P34">Ajuste le compteur 1 en mode CTC avec un prescaler de 1 et une durée demandée</text:p>
          </table:table-cell>
          <table:covered-table-cell/>
        </table:table-row>
        <table:table-row>
          <table:table-cell table:style-name="Table12.A2" office:value-type="string">
            <text:p text:style-name="P50">params</text:p>
          </table:table-cell>
          <table:table-cell table:style-name="Table12.A2" office:value-type="string">
            <text:p text:style-name="P54">duree</text:p>
          </table:table-cell>
          <table:table-cell table:style-name="Table12.C2" office:value-type="string">
            <text:p text:style-name="P34">Valeur que prendra le registre OCR1A</text:p>
          </table:table-cell>
        </table:table-row>
      </table:table>
      <text:p text:style-name="P22"/>
      <text:p text:style-name="P25">void initialiserCompteur(uint16_t duree, lib::Prescaler prescaler)</text:p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50">brief</text:p>
          </table:table-cell>
          <table:table-cell table:style-name="Table13.B1" table:number-columns-spanned="2" office:value-type="string">
            <text:p text:style-name="P34">Ajuste le compteur 1 en mode CTC avec un prescaler une durée demandée</text:p>
          </table:table-cell>
          <table:covered-table-cell/>
        </table:table-row>
        <table:table-row>
          <table:table-cell table:style-name="Table13.A2" table:number-rows-spanned="2" office:value-type="string">
            <text:p text:style-name="P50">params</text:p>
          </table:table-cell>
          <table:table-cell table:style-name="Table13.A2" office:value-type="string">
            <text:p text:style-name="P54">duree</text:p>
          </table:table-cell>
          <table:table-cell table:style-name="Table13.C2" office:value-type="string">
            <text:p text:style-name="P34">Valeur que prendra le registre OCR1A</text:p>
          </table:table-cell>
        </table:table-row>
        <table:table-row>
          <table:covered-table-cell/>
          <table:table-cell table:style-name="Table13.A2" office:value-type="string">
            <text:p text:style-name="P54">prescaler</text:p>
          </table:table-cell>
          <table:table-cell table:style-name="Table13.C2" office:value-type="string">
            <text:p text:style-name="P34">Prescaler du compteur 1</text:p>
          </table:table-cell>
        </table:table-row>
      </table:table>
      <text:p text:style-name="P22"/>
      <text:p text:style-name="P64">void definirPrescaler(lib::Prescaler prescaler)</text:p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50">brief</text:p>
          </table:table-cell>
          <table:table-cell table:style-name="Table14.B1" table:number-columns-spanned="2" office:value-type="string">
            <text:p text:style-name="P32"><text:span text:style-name="T16">A</text:span>juste le prescaler du compteur <text:span text:style-name="T18">1</text:span></text:p>
          </table:table-cell>
          <table:covered-table-cell/>
        </table:table-row>
        <table:table-row>
          <table:table-cell table:style-name="Table14.A2" office:value-type="string">
            <text:p text:style-name="P50">params</text:p>
          </table:table-cell>
          <table:table-cell table:style-name="Table14.A2" office:value-type="string">
            <text:p text:style-name="P22">prescaler</text:p>
          </table:table-cell>
          <table:table-cell table:style-name="Table14.C2" office:value-type="string">
            <text:p text:style-name="P32">Prescaler <text:span text:style-name="T16">à défénir au</text:span> compteur<text:span text:style-name="T16">1</text:span></text:p>
          </table:table-cell>
        </table:table-row>
      </table:table>
      <text:p text:style-name="P22"/>
      <text:p text:style-name="P39"/>
      <text:p text:style-name="P10"/>
      <text:p text:style-name="P10"/>
      <text:p text:style-name="P10"/>
      <text:p text:style-name="P7"/>
      <text:p text:style-name="P36">Partie 2 : Décrire les modifications apportées au Makefile de départ</text:p>
      <text:p text:style-name="P10"/>
      <text:p text:style-name="P38">Décrire les quelques modifications apportées au Makefile de la librairie pour démontrer votre compréhension de la formation des fichiers. <text:s/>Faire de même pour les modifications apportées au Makefile du code (bidon) de test qui utilise cette librairie.</text:p>
      <text:p text:style-name="P10"/>
      <text:p text:style-name="P16">Makefile de la librairie</text:p>
      <text:p text:style-name="P15"/>
      <text:list xml:id="list4869946938085303398" text:style-name="L5">
        <text:list-item>
          <text:p text:style-name="P65">PROJECTNAME<text:line-break/><text:span text:style-name="T5">Le nom du projet a été modifié pour être représentatif de la librairie. Dans notre cas, nous y sommes allé général et l'avons appellé "mylib".</text:span></text:p>
        </text:list-item>
      </text:list>
      <text:p text:style-name="P12"/>
      <text:list xml:id="list142840338635927" text:continue-numbering="true" text:style-name="L5">
        <text:list-item>
          <text:p text:style-name="P65">PROJECTSRC<text:line-break/><text:span text:style-name="T5">Les fichiers sources de la librairie ont dû être changés dans cette section. Dans notre cas, nous n'avons qu'un seul fichier source (</text:span><text:span text:style-name="T11">.cpp</text:span><text:span text:style-name="T5">). Ainsi, seulement "Librairie.cpp" est inscrit dans cette variable</text:span></text:p>
        </text:list-item>
      </text:list>
      <text:p text:style-name="P12"/>
      <text:list xml:id="list142839020525027" text:continue-numbering="true" text:style-name="L5">
        <text:list-item>
          <text:p text:style-name="P65">$(TRG)</text:p>
          <text:p text:style-name="P69">La méthode de mise en commun des fichiers de compilation (<text:span text:style-name="T7">.o</text:span>) a été modifiée pour ne pas faire un executable mais plutôt une librairie. Ainsi, la commande</text:p>
          <text:list>
            <text:list-item>
              <text:list>
                <text:list-header>
                  <text:p text:style-name="P73">$(CC) $(LDFLAGS) -o $(TRG) $(OBJDEPS) \<text:line-break/>-lm $(LIBS)</text:p>
                </text:list-header>
              </text:list>
            </text:list-item>
          </text:list>
          <text:p text:style-name="P70"><text:span text:style-name="T6">dans la section $(TRG) </text:span>a été remplacée par</text:p>
          <text:list>
            <text:list-item>
              <text:list>
                <text:list-header>
                  <text:p text:style-name="P73">ar rsv -o $(TRG) $(OBJDEPS)</text:p>
                </text:list-header>
              </text:list>
            </text:list-item>
          </text:list>
          <text:p text:style-name="P71">Ainsi, unr archive est crée (<text:span text:style-name="T10">ar</text:span>) avec les arguments r (ajoute les fichiers), s (ajoute un index à l'archive) et v (verbose). Par la suite, on identifie où mettre l'archive (<text:span text:style-name="T7">-o $(TRG)</text:span>) puis finallement les fichiers concernés (<text:span text:style-name="T7">$(OBJDEPS)</text:span>).</text:p>
        </text:list-item>
      </text:list>
      <text:p text:style-name="P12"/>
      <text:p text:style-name="P12"/>
      <text:p text:style-name="P17">Makefile de bidon des tests</text:p>
      <text:p text:style-name="P12"/>
      <text:list xml:id="list2135040453633299604" text:style-name="L6">
        <text:list-item>
          <text:p text:style-name="P66">PROJECTNAME<text:line-break/><text:span text:style-name="T5">Le nom du projet a été modifié pour être représentatif du projet. Puisque ce projet servait seulement à faire des tests, le nom du projet est "test"</text:span></text:p>
        </text:list-item>
      </text:list>
      <text:p text:style-name="P13"/>
      <text:list xml:id="list142839453076539" text:continue-numbering="true" text:style-name="L6">
        <text:list-item>
          <text:p text:style-name="P66">PROJECTSRC<text:line-break/><text:span text:style-name="T5">Les fichiers sources des tests ont dû être changés dans cette section. Dans notre cas, nous avons fait des tests avec la mémoire et le convertisseur analogique-numérique donc les fichiers dans cette section sont "test.cpp", "can.cpp" et "Memoire24CXXX.cpp".</text:span></text:p>
          <text:p text:style-name="P66"/>
        </text:list-item>
        <text:list-item>
          <text:p text:style-name="P67">LIBS</text:p>
          <text:p text:style-name="P68"><text:span text:style-name="T9">La librairie crée par le Makefile de la librairie doit être joint au projet. Ainsi, dans cette section, nous avons écrit l'emplacement du fichier archive (</text:span><text:span text:style-name="T8">.a</text:span><text:span text:style-name="T9">) précédement crée "lib_dir/mylib.a".</text:span></text:p>
        </text:list-item>
      </text:list>
      <text:p text:style-name="P12"/>
      <text:p text:style-name="P12"/>
      <text:p text:style-name="P12"/>
      <text:list xml:id="list142838936762529" text:continue-numbering="true" text:style-name="L6">
        <text:list-item>
          <text:p text:style-name="P67"><text:soft-page-break/>all</text:p>
          <text:p text:style-name="P67">Ajout de l'instruction</text:p>
          <text:list>
            <text:list-item>
              <text:list>
                <text:list-header>
                  <text:p text:style-name="P74">make -C lib_dir</text:p>
                </text:list-header>
              </text:list>
            </text:list-item>
          </text:list>
          <text:p text:style-name="P72">qui appelle le makefile (<text:span text:style-name="T7">make</text:span>) de la librairie dans le fichier "lib_dir" (<text:span text:style-name="T7">-C lib_dir</text:span>).</text:p>
        </text:list-item>
      </text:list>
      <text:p text:style-name="P14"/>
      <text:list xml:id="list142840293726291" text:continue-numbering="true" text:style-name="L6">
        <text:list-item>
          <text:p text:style-name="P67">clean</text:p>
          <text:p text:style-name="P72">Ajout de l'instruction</text:p>
          <text:list>
            <text:list-item>
              <text:list>
                <text:list-header>
                  <text:p text:style-name="P74">make -C lib_dir clean</text:p>
                </text:list-header>
              </text:list>
            </text:list-item>
          </text:list>
          <text:p text:style-name="P72">qui appelle dans le makefile (<text:span text:style-name="T7">make</text:span>) de la librairie dans le fichier "lib_dir" (<text:span text:style-name="T7">-C lib_dir</text:span>) l'instruction "clean" (<text:span text:style-name="T7">clean</text:span>).</text:p>
        </text:list-item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INF1995<text:tab/><text:page-number text:select-page="current">6</text:page-number><text:tab/>Makefile et librairi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9T18:41:46.497000000</meta:creation-date>
    <meta:editing-duration>PT27M55S</meta:editing-duration>
    <meta:editing-cycles>9</meta:editing-cycles>
    <meta:generator>LibreOffice/5.1.4.2$Linux_X86_64 LibreOffice_project/10m0$Build-2</meta:generator>
    <dc:date>2016-10-31T14:28:37.451022642</dc:date>
    <meta:document-statistic meta:table-count="14" meta:image-count="0" meta:object-count="0" meta:page-count="6" meta:paragraph-count="173" meta:word-count="1146" meta:character-count="6913" meta:non-whitespace-character-count="5977"/>
    <meta:user-defined meta:name="Info 1"/>
    <meta:user-defined meta:name="Info 2"/>
    <meta:user-defined meta:name="Info 3"/>
    <meta:user-defined meta:name="Info 4"/>
  </office:meta>
</office:document-meta>
</file>